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PipelineCronJob.configure( final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PipelineCronJob.execute( String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ocoonPipelineCronJob.setup( Parameters params , Map obje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